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1" svg:font-family="'Times New Roman', 'Times New Roman'" style:font-family-generic="roman"/>
    <style:font-face style:name="Anonymous" svg:font-family="Anonymou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nonymous" fo:font-size="8pt" style:font-size-asian="8pt" style:font-size-complex="8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nonymous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nonymous" fo:font-size="8pt" style:font-size-asian="8pt" style:font-size-complex="8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nonymous" fo:font-size="8pt" style:font-size-asian="8pt" style:font-size-complex="8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nonymous" fo:font-size="8pt" style:font-size-asian="8pt" style:font-size-complex="8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nonymous" fo:font-size="8pt" style:font-size-asian="8pt" style:font-size-complex="8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nonymous" fo:font-size="8pt" style:font-size-asian="8pt" style:font-size-complex="8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nonymous" fo:font-size="8pt" style:font-size-asian="8pt" style:font-size-complex="8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nonymous" fo:font-size="8pt" style:font-size-asian="8pt" style:font-size-complex="8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nonymous" fo:font-size="8pt" style:font-size-asian="8pt" style:font-size-complex="8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nonymous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nonymous" fo:font-size="8pt" style:font-size-asian="8pt" style:font-size-complex="8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Anonymous" fo:font-size="8pt" style:font-size-asian="8pt" style:font-size-complex="8pt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Anonymous" fo:font-size="8pt" style:font-size-asian="8pt" style:font-size-complex="8pt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Anonymous" fo:font-size="8pt" style:font-size-asian="8pt" style:font-size-complex="8pt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Anonymous" fo:font-size="8pt" style:font-size-asian="8pt" style:font-size-complex="8pt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Anonymous" fo:font-size="8pt" style:font-size-asian="8pt" style:font-size-complex="8pt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Anonymous" fo:font-size="8pt" style:font-size-asian="8pt" style:font-size-complex="8pt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Anonymous" fo:font-size="8pt" style:font-size-asian="8pt" style:font-size-complex="8pt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Anonymous" fo:font-size="8pt" style:font-size-asian="8pt" style:font-size-complex="8pt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Anonymous" fo:font-size="8pt" style:font-size-asian="8pt" style:font-size-complex="8pt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Anonymous" fo:font-size="8pt" style:font-size-asian="8pt" style:font-size-complex="8pt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Anonymous" fo:font-size="8pt" style:font-size-asian="8pt" style:font-size-complex="8pt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Anonymous" fo:font-size="8pt" style:font-size-asian="8pt" style:font-size-complex="8pt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Anonymous" fo:font-size="8pt" style:font-size-asian="8pt" style:font-size-complex="8pt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Anonymous" fo:font-size="8pt" style:font-size-asian="8pt" style:font-size-complex="8pt"/>
    </style:style>
    <style:style style:name="P27" style:family="paragraph" style:parent-style-name="Texto_20_independiente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8" style:family="paragraph" style:parent-style-name="Texto_20_independiente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9" style:family="paragraph" style:parent-style-name="Texto_20_independiente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0" style:family="paragraph" style:parent-style-name="Texto_20_independiente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1" style:family="paragraph" style:parent-style-name="Texto_20_independiente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3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3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3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3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3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3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3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4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4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4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4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4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4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4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4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4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4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5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5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5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5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5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5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5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5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5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5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6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6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6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6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6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6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text-line-through-style="none" style:font-name="Anonymous" fo:font-size="8pt" style:text-underline-style="none" style:font-name-asian="Times New Roman1" style:font-size-asian="8pt" style:font-name-complex="Times New Roman1" style:font-size-complex="8pt"/>
    </style:style>
    <style:style style:name="P6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onymous" fo:font-size="8pt" style:font-name-asian="Times New Roman1" style:font-size-asian="8pt" style:font-name-complex="Times New Roman1" style:font-size-complex="8pt"/>
    </style:style>
    <style:style style:name="P6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8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8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8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8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8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8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8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8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8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8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9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9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9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9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9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9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9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9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9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9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0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0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0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0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0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0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0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0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0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0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1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1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1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1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1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1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1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1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1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1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2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2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2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2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2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2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2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2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2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2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3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3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3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3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3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3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3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3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3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3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4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4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4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4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4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4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4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4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4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4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5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5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5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5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5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5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5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5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5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5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6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6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6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6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6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6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6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6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6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6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7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7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7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7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7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7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7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7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7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7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8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8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8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8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8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8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8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8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8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8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9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9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9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9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9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9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9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9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9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19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0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0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0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0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0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0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0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0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0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0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1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1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1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1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1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1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1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1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1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1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2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2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2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2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2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2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2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2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2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2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3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3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3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3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3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3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3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3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3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3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4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4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4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4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4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4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4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4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4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4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5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5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5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5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5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5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5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5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5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5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6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6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6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6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6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6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6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6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6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6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7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7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7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7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7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7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7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7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7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7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8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8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8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8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8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8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8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8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8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8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9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9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9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9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9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9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9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9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9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29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0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0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0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0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0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0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0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0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0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0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1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1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1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1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1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1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1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1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1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1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2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2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2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2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2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2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2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2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2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2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3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3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3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3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3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3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3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3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3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3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4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4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4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4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4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4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4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4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4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4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5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5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5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5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5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5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5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5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5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5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6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6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6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6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6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6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6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6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6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6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7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7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7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7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7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7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7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7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7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7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8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8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8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8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8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8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8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8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8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8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9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9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9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9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9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9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9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9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9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39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0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0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0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0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0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0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0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0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0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0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1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1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1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1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1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1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1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1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1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1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2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2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2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2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2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2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2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2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2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2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3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3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3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3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3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3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3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3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3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3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4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4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4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4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4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4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4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4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4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4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5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5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5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5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5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5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5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5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5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5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6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6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6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6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6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6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6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6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6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6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7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7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7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7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7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7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7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7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7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7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8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8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8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8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8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8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8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8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8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8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9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9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9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9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9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9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9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9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9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49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0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0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0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0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0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0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0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0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0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0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1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1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1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1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1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1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1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1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1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1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2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2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2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2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2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2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2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2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2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2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3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3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3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3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3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3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3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3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3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3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4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4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4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4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4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4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4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4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4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4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5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5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5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5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5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5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5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5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5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5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6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6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6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6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6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6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6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6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6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6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7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7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7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7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7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7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7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7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7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7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8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8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8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8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8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8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8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8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8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8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9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9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9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9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9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9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9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9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9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59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0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0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0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0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0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0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0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0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0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0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1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1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1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1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1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1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1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1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1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1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2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2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2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2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2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2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2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2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2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2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3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3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3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3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3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3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3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3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3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3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4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4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4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4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4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4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4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4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4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4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5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5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5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5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5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5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5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5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5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5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6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6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6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6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6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6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6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6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6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6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7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7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7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7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7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7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7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7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7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7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8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8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8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8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8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8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8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8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8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8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9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9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9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9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9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9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9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9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9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69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0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0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0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0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0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0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0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0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0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0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1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1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1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1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1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1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1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1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1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1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2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2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2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2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2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2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2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2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2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2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3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3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3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3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3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3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3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3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3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3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4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4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4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4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4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4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4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4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48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49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50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51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5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5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54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5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56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57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P758" style:family="paragraph" style:parent-style-name="Normal">
      <style:paragraph-properties fo:margin-left="0cm" fo:margin-right="0cm" fo:text-align="start" style:justify-single-word="false" fo:text-indent="0cm" style:auto-text-indent="false" style:text-autospace="none">
        <style:tab-stops/>
      </style:paragraph-properties>
      <style:text-properties style:text-line-through-style="none" style:font-name="Anonymous" fo:font-size="8pt" style:text-underline-style="none" style:font-size-asian="8pt" style:font-size-complex="8pt"/>
    </style:style>
    <style:style style:name="P759" style:family="paragraph" style:parent-style-name="Normal">
      <style:paragraph-properties fo:margin-left="0cm" fo:margin-right="0cm" fo:text-align="start" style:justify-single-word="false" fo:text-indent="0cm" style:auto-text-indent="false" style:text-autospace="none">
        <style:tab-stops/>
      </style:paragraph-properties>
      <style:text-properties style:text-line-through-style="none" style:font-name="Anonymous" fo:font-size="8pt" style:text-underline-style="none" style:font-size-asian="8pt" style:font-size-complex="8pt"/>
    </style:style>
    <style:style style:name="P760" style:family="paragraph" style:parent-style-name="Normal">
      <style:paragraph-properties fo:margin-left="0cm" fo:margin-right="0cm" fo:text-align="start" style:justify-single-word="false" fo:text-indent="0cm" style:auto-text-indent="false" style:text-autospace="none">
        <style:tab-stops/>
      </style:paragraph-properties>
      <style:text-properties style:text-line-through-style="none" style:font-name="Anonymous" fo:font-size="8pt" style:text-underline-style="none" style:font-size-asian="8pt" style:font-size-complex="8pt"/>
    </style:style>
    <style:style style:name="P761" style:family="paragraph" style:parent-style-name="Normal">
      <style:paragraph-properties fo:margin-left="0cm" fo:margin-right="0cm" fo:text-align="start" style:justify-single-word="false" fo:text-indent="0cm" style:auto-text-indent="false" style:text-autospace="none">
        <style:tab-stops/>
      </style:paragraph-properties>
      <style:text-properties style:text-line-through-style="none" style:font-name="Anonymous" fo:font-size="8pt" style:text-underline-style="none" style:font-size-asian="8pt" style:font-size-complex="8pt"/>
    </style:style>
    <style:style style:name="P762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font-name="Anonymous" fo:font-size="8pt" style:font-size-asian="8pt" style:font-size-complex="8pt"/>
    </style:style>
    <style:style style:name="P763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style:font-name="Anonymous" fo:font-size="8pt" style:font-size-asian="8pt" style:font-size-complex="8pt"/>
    </style:style>
    <style:style style:name="P764" style:family="paragraph" style:parent-style-name="Normal">
      <style:paragraph-properties fo:margin-left="1.249cm" fo:margin-right="0cm" fo:text-align="start" style:justify-single-word="false" fo:text-indent="-1.251cm" style:auto-text-indent="false" style:text-autospace="none">
        <style:tab-stops/>
      </style:paragraph-properties>
      <style:text-properties style:font-name="Anonymous" fo:font-size="8pt" style:font-size-asian="8pt" style:font-size-complex="8pt"/>
    </style:style>
    <style:style style:name="P765" style:family="paragraph" style:parent-style-name="Título_20_2">
      <style:paragraph-properties fo:margin-left="0cm" fo:margin-right="0cm" fo:text-align="start" style:justify-single-word="false" fo:text-indent="0cm" style:auto-text-indent="false" style:text-autospace="none"/>
      <style:text-properties style:text-line-through-style="none" style:font-name="Anonymous" fo:font-size="8pt" style:text-underline-style="none" style:font-size-asian="8pt" style:font-size-complex="8pt"/>
    </style:style>
    <style:style style:name="T1" style:family="text">
      <style:text-properties fo:color="#000000" style:text-line-through-style="none" style:font-name="Times New Roman1" fo:font-size="11.5pt" style:text-underline-style="none" style:font-name-asian="Times New Roman1" style:font-size-asian="11.5pt" style:font-name-complex="Times New Roman1" style:font-size-complex="11.5pt"/>
    </style:style>
    <style:style style:name="T2" style:family="text">
      <style:text-properties fo:color="#000000" style:text-line-through-style="none" style:text-underline-style="none" style:font-name-asian="Times New Roman1" style:font-name-complex="Times New Roman1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fo:font-size="11.5pt" style:text-underline-style="none" style:font-size-asian="11.5pt" style:font-size-complex="11.5pt"/>
    </style:style>
    <style:style style:name="T5" style:family="text">
      <style:text-properties style:text-line-through-style="none" style:font-name="Anonymous" fo:font-size="8pt" style:text-underline-style="none" style:font-size-asian="8pt" style:font-size-complex="8pt"/>
    </style:style>
    <style:style style:name="T6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<text:span text:style-name="T2">1. FINANCIACIÓN BÁSICA </text:span></text:p>
      <text:p text:style-name="P32">10. CAPITAL </text:p>
      <text:p text:style-name="P32">100. Capital social </text:p>
      <text:p text:style-name="P32">101. Fondo social </text:p>
      <text:p text:style-name="P32">102. Capital </text:p>
      <text:p text:style-name="P32">103. Socios por desembolsos no exigidos </text:p>
      <text:p text:style-name="P32">1033. Socios por desembolsos no exigidos, empresas del grupo </text:p>
      <text:p text:style-name="P32">1034. Socios por desembolsos no exigidos, empresas asociadas </text:p>
      <text:p text:style-name="P32">1035. Socios por desembolsos no exigidos, otras partes vinculadas </text:p>
      <text:p text:style-name="P32">1036. Otros socios por desembolsos no exigidos </text:p>
      <text:p text:style-name="P32">104. Socios por aportaciones no dinerarias pendientes </text:p>
      <text:p text:style-name="P32">1043. Socios por aportaciones no dinerarias pendientes, empresas del grupo </text:p>
      <text:p text:style-name="P32">1044. Socios por aportaciones no dinerarias pendientes, empresas asociadas </text:p>
      <text:p text:style-name="P32">1045. Socios por aportaciones no dinerarias pendientes, otras partes vinculadas </text:p>
      <text:p text:style-name="P32">1046. Otros socios por aportaciones no dinerarias pendientes </text:p>
      <text:p text:style-name="P32">108. Acciones o participaciones propias en situaciones especiales </text:p>
      <text:p text:style-name="P32">109. Acciones o participaciones propias para reducción de capital </text:p>
      <text:p text:style-name="P32">11. RESERVAS </text:p>
      <text:p text:style-name="P32">110. Prima de emisión o asunción </text:p>
      <text:p text:style-name="P32">112. Reserva legal </text:p>
      <text:p text:style-name="P32">113. Reservas voluntarias </text:p>
      <text:p text:style-name="P32">114. Reservas especiales </text:p>
      <text:p text:style-name="P32">1140. Reservas para acciones o participaciones de la sociedad dominante </text:p>
      <text:p text:style-name="P32">1141. Reservas estatutarias </text:p>
      <text:p text:style-name="P32">1142. Reserva por capital amortizado </text:p>
      <text:p text:style-name="P32">118. Aportaciones de socios o propietarios </text:p>
      <text:p text:style-name="P32">119. Diferencias por ajuste del capital a euros </text:p>
      <text:p text:style-name="P32">12. RESULTADOS PENDIENTES DE APLICACIÓN </text:p>
      <text:p text:style-name="P32">120. Remanente </text:p>
      <text:p text:style-name="P32">121. Resultados negativos de ejercicios anteriores </text:p>
      <text:p text:style-name="P32">129. Resultados del ejercicio </text:p>
      <text:p text:style-name="P32">13. SUBVENCIONES, DONACIONES, LEGADOS Y OTROS AJUSTES EN PATRIMONIO NETO </text:p>
      <text:p text:style-name="P32">130. Subvenciones oficiales de capital </text:p>
      <text:p text:style-name="P32">131. Donaciones y legados de capital </text:p>
      <text:p text:style-name="P32">132. Otras subvenciones, donaciones y legados </text:p>
      <text:p text:style-name="P2">137. Ingresos fiscales a distribuir en varios ejercicios </text:p>
      <text:p text:style-name="P67">1370. Ingresos fiscales por diferencias permanentes a distribuir en varios ejercicios </text:p>
      <text:p text:style-name="P67">1371. Ingresos fiscales por deducciones y bonificaciones a distribuir en varios ejercicios </text:p>
      <text:p text:style-name="P67">14. PROVISIONES </text:p>
      <text:p text:style-name="P67">141. Provisión para impuestos </text:p>
      <text:p text:style-name="P67">142. Provisión para otras responsabilidades </text:p>
      <text:p text:style-name="P67">143. Provisión por desmantelamiento, retiro o rehabilitación del inmovilizado. </text:p>
      <text:p text:style-name="P67">145. Provisión para actuaciones medioambientales </text:p>
      <text:p text:style-name="P67">15. DEUDAS A LARGO PLAZO CON CARACTERÍSTICAS ESPECIALES </text:p>
      <text:p text:style-name="P67">150. Acciones o participaciones a largo plazo contabilizadas como pasivo </text:p>
      <text:p text:style-name="P67">153. Desembolsos no exigidos por acciones o participaciones contabilizadas como pasivo </text:p>
      <text:p text:style-name="P67">1533. Desembolsos no exigidos, empresas del grupo </text:p>
      <text:p text:style-name="P67">1534. Desembolsos no exigidos, empresas asociadas </text:p>
      <text:p text:style-name="P67">1535. Desembolsos no exigidos, otras partes vinculadas </text:p>
      <text:p text:style-name="P67">1536. Otros desembolsos no exigidos </text:p>
      <text:p text:style-name="P67">154. Aportaciones no dinerarias pendientes por acciones o participaciones contabilizadas como pasivo </text:p>
      <text:p text:style-name="P67">1543. Aportaciones no dinerarias pendientes, empresas del grupo </text:p>
      <text:p text:style-name="P67">1544. Aportaciones no dinerarias pendientes, empresas asociadas </text:p>
      <text:p text:style-name="P67">1545. Aportaciones no dinerarias pendientes, otras partes vinculadas </text:p>
      <text:p text:style-name="P67">1546. Otras aportaciones no dinerarias pendientes </text:p>
      <text:p text:style-name="P67">16. DEUDAS A LARGO PLAZO CON PARTES VINCULADAS </text:p>
      <text:p text:style-name="P67">160. Deudas a largo plazo con entidades de crédito vinculadas </text:p>
      <text:p text:style-name="P67">1603. Deudas a largo plazo con entidades de crédito, empresas del grupo </text:p>
      <text:p text:style-name="P67">1604. Deudas a largo plazo con entidades de crédito, empresas asociadas </text:p>
      <text:p text:style-name="P67">1605. Deudas a largo plazo con otras entidades de crédito vinculadas </text:p>
      <text:p text:style-name="P67">161. Proveedores de inmovilizado a largo plazo, partes vinculadas </text:p>
      <text:p text:style-name="P67">1613. Proveedores de inmovilizado a largo plazo, empresas del grupo </text:p>
      <text:p text:style-name="P67">1614. Proveedores de inmovilizado a largo plazo, empresas asociadas </text:p>
      <text:p text:style-name="P67">1615. Proveedores de inmovilizado a largo plazo, otras partes vinculadas </text:p>
      <text:p text:style-name="P67">162. Otras deudas a largo plazo con partes vinculadas </text:p>
      <text:p text:style-name="P67">1623. Otras deudas a largo plazo, empresas del grupo </text:p>
      <text:p text:style-name="P67">1624. Otras deudas a largo plazo, empresas asociadas </text:p>
      <text:p text:style-name="P67">1625. Otras deudas a largo plazo, con otras partes vinculadas </text:p>
      <text:p text:style-name="P67">17. DEUDAS A LARGO PLAZO POR PRÉSTAMOS RECIBIDOS Y OTROS CONCEPTOS </text:p>
      <text:p text:style-name="P2">170. Deudas a largo plazo con entidades de crédito </text:p>
      <text:p text:style-name="P67">171. Deudas a largo plazo </text:p>
      <text:p text:style-name="P67">172. Deudas a largo plazo transformables en subvenciones, donaciones y legados </text:p>
      <text:p text:style-name="P67">173. Proveedores de inmovilizado a largo plazo </text:p>
      <text:p text:style-name="P67">174. Efectos a pagar a largo plazo </text:p>
      <text:p text:style-name="P67">175. Pasivos por derivados financieros a largo plazo </text:p>
      <text:p text:style-name="P67">1750. Pasivos por derivados financieros a largo plazo, cartera de negociación </text:p>
      <text:p text:style-name="P67">176. Obligaciones y bonos </text:p>
      <text:p text:style-name="P67">178. Deudas representadas en otros valores negociables </text:p>
      <text:p text:style-name="P67">18. PASIVOS POR FIANZAS Y GARANTÍAS A LARGO PLAZO </text:p>
      <text:p text:style-name="P67">180. Fianzas recibidas a largo plazo </text:p>
      <text:p text:style-name="P67">185. Depósitos recibidos a largo plazo </text:p>
      <text:p text:style-name="P67">189. Garantías financieras a largo plazo </text:p>
      <text:p text:style-name="P67">19. SITUACIONES TRANSITORIAS DE FINANCIACIÓN </text:p>
      <text:p text:style-name="P67">190. Acciones o participaciones emitidas </text:p>
      <text:p text:style-name="P67">192. Suscriptores de acciones </text:p>
      <text:p text:style-name="P67">194. Capital emitido pendiente de inscripción </text:p>
      <text:p text:style-name="P2">23. INMOVILIZACIONES MATERIALES EN CURSO </text:p>
      <text:p text:style-name="P762">230. Adaptación de terrenos y bienes naturales </text:p>
      <text:p text:style-name="P67">231. Construcciones en curso </text:p>
      <text:p text:style-name="P67">232. Instalaciones técnicas en montaje </text:p>
      <text:p text:style-name="P67">233. Maquinaria en montaje </text:p>
      <text:p text:style-name="P67">237. Equipos para procesos de información en montaje </text:p>
      <text:p text:style-name="P67">239. Anticipos para inmovilizaciones materiales </text:p>
      <text:p text:style-name="P67">24. INVERSIONES FINANCIERAS EN PARTES VINCULADAS </text:p>
      <text:p text:style-name="P765">2 .<text:span text:style-name="T5">INMOVILIZADO </text:span></text:p>
      <text:p text:style-name="P67">20. INMOVILIZACIONES INTANGIBLES </text:p>
      <text:p text:style-name="P67">200. Gastos de investigación y desarrollo </text:p>
      <text:p text:style-name="P67">201. Concesiones administrativas </text:p>
      <text:p text:style-name="P67">202. Propiedad industrial </text:p>
      <text:p text:style-name="P67">204. Derechos de traspaso </text:p>
      <text:p text:style-name="P67">205. Aplicaciones informáticas </text:p>
      <text:p text:style-name="P67">209. Anticipos para inmovilizaciones intangibles </text:p>
      <text:p text:style-name="P67">21. INMOVILIZACIONES MATERIALES </text:p>
      <text:p text:style-name="P67">210. Terrenos y bienes naturales </text:p>
      <text:p text:style-name="P67">211. Construcciones </text:p>
      <text:p text:style-name="P67">212. Instalaciones técnicas </text:p>
      <text:p text:style-name="P67">213. Maquinaria </text:p>
      <text:p text:style-name="P67">214. Utillaje </text:p>
      <text:p text:style-name="P67">215. Otras instalaciones </text:p>
      <text:p text:style-name="P67">216. Mobiliario </text:p>
      <text:p text:style-name="P67">217. Equipos para procesos de información </text:p>
      <text:p text:style-name="P67">218. Elementos de transporte </text:p>
      <text:p text:style-name="P67">219. Otro inmovilizado material </text:p>
      <text:p text:style-name="P67">22. INVERSIONES INMOBILIARIAS </text:p>
      <text:p text:style-name="P67">220. Inversiones en terrenos y bienes naturales </text:p>
      <text:p text:style-name="P67">221. Inversiones en construcciones </text:p>
      <text:p text:style-name="P2">240. Participaciones a largo plazo en partes vinculadas </text:p>
      <text:p text:style-name="P67">2403. Participaciones a largo plazo en empresas del grupo </text:p>
      <text:p text:style-name="P67">2404. Participaciones a largo plazo en empresas asociadas </text:p>
      <text:p text:style-name="P67">2405. Participaciones a largo plazo en otras partes vinculadas </text:p>
      <text:p text:style-name="P67">241. Valores representativos de deuda a largo plazo de partes vinculadas </text:p>
      <text:p text:style-name="P67">2413. Valores representativos de deuda a largo plazo de empresas del grupo </text:p>
      <text:p text:style-name="P67">2414. Valores representativos de deuda a largo plazo de empresas asociadas </text:p>
      <text:p text:style-name="P67">2415. Valores representativos de deuda a largo plazo de otras partes vinculadas </text:p>
      <text:p text:style-name="P67">242. Créditos a largo plazo a partes vinculadas </text:p>
      <text:p text:style-name="P67">2423. Créditos a largo plazo a empresas del grupo </text:p>
      <text:p text:style-name="P67">2424. Créditos a largo plazo a empresas asociadas </text:p>
      <text:p text:style-name="P67">2425. Créditos a largo plazo a otras partes vinculadas </text:p>
      <text:p text:style-name="P67">243. Intereses a largo plazo de inversiones financieras en partes vinculadas </text:p>
      <text:p text:style-name="P67">2433. Intereses a largo plazo de inversiones financieras en empresas del grupo </text:p>
      <text:p text:style-name="P67">2434. Intereses a largo plazo de inversiones financieras en empresas asociadas </text:p>
      <text:p text:style-name="P67">2435. Intereses a largo plazo de inversiones financieras en otras partes vinculadas </text:p>
      <text:p text:style-name="P67">248. Desembolsos pendientes sobre participaciones a largo plazo en partes vinculadas </text:p>
      <text:p text:style-name="P67">2483. Desembolsos pendientes sobre participaciones a largo plazo en empresas del grupo. </text:p>
      <text:p text:style-name="P67">2484. Desembolsos pendientes sobre participaciones a largo plazo en empresas asociadas. </text:p>
      <text:p text:style-name="P67">2485. Desembolsos pendientes sobre participaciones a largo plazo en otras partes vinculadas </text:p>
      <text:p text:style-name="P67">25. OTRAS INVERSIONES FINANCIERAS A LARGO PLAZO </text:p>
      <text:p text:style-name="P67">250. Inversiones financieras a largo plazo en instrumentos de patrimonio </text:p>
      <text:p text:style-name="P67">251. Valores representativos de deuda a largo plazo </text:p>
      <text:p text:style-name="P67">252. Créditos a largo plazo </text:p>
      <text:p text:style-name="P67">253. Créditos a largo plazo por enajenación de inmovilizado </text:p>
      <text:p text:style-name="P67">254. Créditos a largo plazo al personal </text:p>
      <text:p text:style-name="P67">255. Activos por derivados financieros a largo plazo </text:p>
      <text:p text:style-name="P67">2550. Activos por derivados financieros a largo plazo, cartera de negociación </text:p>
      <text:p text:style-name="P67">256. Intereses a largo plazo de valores representativos de deuda </text:p>
      <text:p text:style-name="P67">258. Imposiciones a largo plazo </text:p>
      <text:p text:style-name="P67">259. Desembolsos pendientes sobre participaciones en el patrimonio neto a largo plazo </text:p>
      <text:p text:style-name="P67">26. FIANZAS Y DEPÓSITOS CONSTITUIDOS A LARGO PLAZO </text:p>
      <text:p text:style-name="P67">260. Fianzas constituidas a largo plazo </text:p>
      <text:p text:style-name="P67">265. Depósitos constituidos a largo plazo </text:p>
      <text:p text:style-name="P762">28. AMORTIZACIÓN ACUMULADA DEL INMOVILIZADO</text:p>
      <text:p text:style-name="P764">280 Amortización acumulada del inmovilizado intangible </text:p>
      <text:p text:style-name="P67">2800. Amortización acumulada de gastos de investigación y desarrollo </text:p>
      <text:p text:style-name="P67">2801. Amortización acumulada de concesiones administrativas </text:p>
      <text:p text:style-name="P67">2802. Amortización acumulada de propiedad industrial </text:p>
      <text:p text:style-name="P67">2804. Amortización acumulada de derechos de traspaso </text:p>
      <text:p text:style-name="P67">2805. Amortización acumulada de aplicaciones informáticas </text:p>
      <text:p text:style-name="P67">281. Amortización acumulada del inmovilizado material </text:p>
      <text:p text:style-name="P67">2811. Amortización acumulada de construcciones </text:p>
      <text:p text:style-name="P67">2812. Amortización acumulada de instalaciones técnicas </text:p>
      <text:p text:style-name="P67">2813. Amortización acumulada de maquinaria </text:p>
      <text:p text:style-name="P67">2814. Amortización acumulada de utillaje </text:p>
      <text:p text:style-name="P67">2815. Amortización acumulada de otras instalaciones </text:p>
      <text:p text:style-name="P67">2816. Amortización acumulada de mobiliario </text:p>
      <text:p text:style-name="P67">2817. Amortización acumulada de equipos para procesos de información </text:p>
      <text:p text:style-name="P67">2818. Amortización acumulada de elementos de transporte </text:p>
      <text:p text:style-name="P67">2819. Amortización acumulada de otro inmovilizado material </text:p>
      <text:p text:style-name="P67">282. Amortización acumulada de las inversiones inmobiliarias </text:p>
      <text:p text:style-name="P67">29. DETERIORO DE VALOR DEL INMOVILIZADO </text:p>
      <text:p text:style-name="P67">290. Deterioro de valor del inmovilizado intangible </text:p>
      <text:p text:style-name="P67">2900. Deterioro de valor de gastos de investigación y desarrollo </text:p>
      <text:p text:style-name="P67">2901. Deterioro de valor de concesiones administrativas </text:p>
      <text:p text:style-name="P67">2902. Deterioro de valor de propiedad industrial </text:p>
      <text:p text:style-name="P67">2904. Deterioro de valor de derechos de traspaso </text:p>
      <text:p text:style-name="P67">2905. Deterioro de valor de aplicaciones informáticas </text:p>
      <text:p text:style-name="P67">291. Deterioro de valor del inmovilizado material </text:p>
      <text:p text:style-name="P67">2910. Deterioro de valor de terrenos y bienes naturales </text:p>
      <text:p text:style-name="P67">2911. Deterioro de valor de construcciones </text:p>
      <text:p text:style-name="P67">2912. Deterioro de valor de instalaciones técnicas </text:p>
      <text:p text:style-name="P67">2913. Deterioro de valor de maquinaria </text:p>
      <text:p text:style-name="P67">2914. Deterioro de valor de utillaje </text:p>
      <text:p text:style-name="P67">2915. Deterioro de valor de otras instalaciones </text:p>
      <text:p text:style-name="P67">2916. Deterioro de valor de mobiliario </text:p>
      <text:p text:style-name="P67">2917. Deterioro de valor de equipos para procesos de información </text:p>
      <text:p text:style-name="P67">2918. Deterioro de valor de elementos de transporte </text:p>
      <text:p text:style-name="P67">2919. Deterioro de valor de otro inmovilizado material </text:p>
      <text:p text:style-name="P67">292. Deterioro de valor de las inversiones inmobiliarias </text:p>
      <text:p text:style-name="P67">2920. Deterioro de valor de los terrenos y bienes naturales </text:p>
      <text:p text:style-name="P67">2921. Deterioro de valor de construcciones </text:p>
      <text:p text:style-name="P67">293. Deterioro de valor de participaciones a largo plazo en partes vinculadas </text:p>
      <text:p text:style-name="P67">2933. Deterioro de valor de participaciones a largo plazo en empresas del grupo </text:p>
      <text:p text:style-name="P67">2934. Deterioro de valor de participaciones a largo plazo en empresas asociadas </text:p>
      <text:p text:style-name="P2">2935. Deterioro de valor de participaciones a largo plazo en otras partes vinculadas </text:p>
      <text:p text:style-name="P67">294. Deterioro de valores representativos de deuda a largo plazo de partes vinculadas </text:p>
      <text:p text:style-name="P67">2943. Deterioro de valores representativos de deuda a largo plazode empresas del grupo </text:p>
      <text:p text:style-name="P67">2944. Deterioro de valores representativos de deuda a largo plazo de empresas asociadas </text:p>
      <text:p text:style-name="P67">2945. Deterioro de valores representativos de deuda a largo plazo de otras partes vinculadas </text:p>
      <text:p text:style-name="P67">295. Deterioro de valor de créditos a largo plazo a partes vinculadas </text:p>
      <text:p text:style-name="P67">2953. Deterioro de valor de créditos a largo plazo a empresas del grupo </text:p>
      <text:p text:style-name="P67">2954. Deterioro de valor de créditos a largo plazo a empresas asociadas </text:p>
      <text:p text:style-name="P67">2955. Deterioro de valor de créditos a largo plazo a otras partes vinculadas </text:p>
      <text:p text:style-name="P67">296. Deterioro de valor de participaciones en el patrimonio neto a largo plazo </text:p>
      <text:p text:style-name="P67">297. Deterioro de valor de valores representativos de deuda a largo plazo </text:p>
      <text:p text:style-name="P67">298. Deterioro de valor de créditos a largo plazo </text:p>
      <text:p text:style-name="P2">3. <text:span text:style-name="T5">EXISTENCIAS </text:span></text:p>
      <text:p text:style-name="P67">30. COMERCIALES </text:p>
      <text:p text:style-name="P67">300. Mercaderías A </text:p>
      <text:p text:style-name="P67">301. Mercaderías B </text:p>
      <text:p text:style-name="P67">31. MATERIAS PRIMAS </text:p>
      <text:p text:style-name="P67">310. Materias primas A </text:p>
      <text:p text:style-name="P67">311. Materias primas B </text:p>
      <text:p text:style-name="P67">32. OTROS APROVISIONAMIENTOS </text:p>
      <text:p text:style-name="P67">320. Elementos y conjuntos incorporables </text:p>
      <text:p text:style-name="P67">321. Combustibles </text:p>
      <text:p text:style-name="P67">322. Repuestos </text:p>
      <text:p text:style-name="P67">325. Materiales diversos </text:p>
      <text:p text:style-name="P67">326. Embalajes </text:p>
      <text:p text:style-name="P67">327. Envases </text:p>
      <text:p text:style-name="P67">328. Material de oficina </text:p>
      <text:p text:style-name="P67">33. PRODUCTOS EN CURSO </text:p>
      <text:p text:style-name="P67">330. Productos en curso A </text:p>
      <text:p text:style-name="P67">331. Productos en curso B </text:p>
      <text:p text:style-name="P67">34. PRODUCTOS SEMITERMINADOS </text:p>
      <text:p text:style-name="P67">340. Productos semiterminados A </text:p>
      <text:p text:style-name="P67">341. Productos semiterminados B </text:p>
      <text:p text:style-name="P67">35. PRODUCTOS TERMINADOS </text:p>
      <text:p text:style-name="P67">350. Productos terminados A </text:p>
      <text:p text:style-name="P67">351. Productos terminados B </text:p>
      <text:p text:style-name="P67">36. SUBPRODUCTOS, RESIDUOS Y MATERIALES RECUPERADOS </text:p>
      <text:p text:style-name="P67">360. Subproductos A </text:p>
      <text:p text:style-name="P67">361. Subproductos B </text:p>
      <text:p text:style-name="P2">365. Residuos A </text:p>
      <text:p text:style-name="P67">366. Residuos B </text:p>
      <text:p text:style-name="P67">368. Materiales recuperados A </text:p>
      <text:p text:style-name="P67">369. Materiales recuperados B </text:p>
      <text:p text:style-name="P67">39. DETERIORO DE VALOR DE LAS EXISTENCIAS </text:p>
      <text:p text:style-name="P67">390. Deterioro de valor de las mercaderías </text:p>
      <text:p text:style-name="P67">391. Deterioro de valor de las materias primas </text:p>
      <text:p text:style-name="P67">392. Deterioro de valor de otros aprovisionamientos </text:p>
      <text:p text:style-name="P67">393. Deterioro de valor de los productos en curso </text:p>
      <text:p text:style-name="P67">394. Deterioro de valor de los productos semiterminados </text:p>
      <text:p text:style-name="P67">395. Deterioro de valor de los productos terminados </text:p>
      <text:p text:style-name="P67">396. Deterioro de valor de los subproductos, residuos y materiales recuperados </text:p>
      <text:p text:style-name="P2">4. <text:span text:style-name="T5">ACREEDORES Y DEUDORES POR OPERACIONES COMERCIALES </text:span></text:p>
      <text:p text:style-name="P67">40. PROVEEDORES </text:p>
      <text:p text:style-name="P67">400. Proveedores </text:p>
      <text:p text:style-name="P67">4000. Proveedores (euros) </text:p>
      <text:p text:style-name="P67">4004. Proveedores (moneda extranjera) </text:p>
      <text:p text:style-name="P67">4009. Proveedores, facturas pendientes de recibir o de formalizar </text:p>
      <text:p text:style-name="P67">401. Proveedores, efectos comerciales a pagar </text:p>
      <text:p text:style-name="P67">403. Proveedores, empresas del grupo </text:p>
      <text:p text:style-name="P67">4030. Proveedores, empresas del grupo (euros) </text:p>
      <text:p text:style-name="P67">4031. Efectos comerciales a pagar, empresas del grupo </text:p>
      <text:p text:style-name="P67">4034. Proveedores, empresas del grupo (moneda extranjera) </text:p>
      <text:p text:style-name="P67">4036. Envases y embalajes a devolver a proveedores, empresas del grupo </text:p>
      <text:p text:style-name="P67">4039. Proveedores, empresas del grupo, facturas pendientes de recibir o de formalizar </text:p>
      <text:p text:style-name="P67">404. Proveedores, empresas asociadas </text:p>
      <text:p text:style-name="P67">405. Proveedores, otras partes vinculadas </text:p>
      <text:p text:style-name="P67">406. Envases y embalajes a devolver a proveedores </text:p>
      <text:p text:style-name="P67">407. Anticipos a proveedores </text:p>
      <text:p text:style-name="P67">41. ACREEDORES VARIOS </text:p>
      <text:p text:style-name="P67">410. Acreedores por prestaciones de servicios </text:p>
      <text:p text:style-name="P67">4100. Acreedores por prestaciones de servicios (euros) </text:p>
      <text:p text:style-name="P67">4104. Acreedores por prestaciones de servicios, (moneda extranjera) </text:p>
      <text:p text:style-name="P67">4109. Acreedores por prestaciones de servicios, facturas pendientes de recibir o de formalizar </text:p>
      <text:p text:style-name="P67">411. Acreedores, efectos comerciales a pagar </text:p>
      <text:p text:style-name="P67">419. Acreedores por operaciones en común </text:p>
      <text:p text:style-name="P67">43. CLIENTES </text:p>
      <text:p text:style-name="P67">430. Clientes </text:p>
      <text:p text:style-name="P67">4300. Clientes (euros) </text:p>
      <text:p text:style-name="P67">4304. Clientes, (moneda extranjera) </text:p>
      <text:p text:style-name="P67">4309. Clientes, facturas pendientes de formalizar </text:p>
      <text:p text:style-name="P67">431. Clientes, efectos comerciales a cobrar </text:p>
      <text:p text:style-name="P67">4310. Efectos comerciales en cartera </text:p>
      <text:p text:style-name="P67">4311. Efectos comerciales descontados </text:p>
      <text:p text:style-name="P67">4312. Efectos comerciales en gestión de cobro </text:p>
      <text:p text:style-name="P67">4315. Efectos comerciales impagados </text:p>
      <text:p text:style-name="P2">433. Clientes, empresas del grupo </text:p>
      <text:p text:style-name="P67">4330. Clientes empresas del grupo (euros) </text:p>
      <text:p text:style-name="P67">4331. Efectos comerciales a cobrar, empresas del grupo </text:p>
      <text:p text:style-name="P67">4334. Clientes empresas del grupo, (moneda extranjera) </text:p>
      <text:p text:style-name="P67">4336. Clientes empresas del grupo de dudoso cobro </text:p>
      <text:p text:style-name="P67">4337. Envases y embalajes a devolver a clientes, empresas del grupo </text:p>
      <text:p text:style-name="P67">4339. Clientes empresas del grupo, facturas pendientes de formalizar </text:p>
      <text:p text:style-name="P67">434. Clientes, empresas asociadas </text:p>
      <text:p text:style-name="P67">435. Clientes, otras partes vinculadas </text:p>
      <text:p text:style-name="P67">436. Clientes de dudoso cobro </text:p>
      <text:p text:style-name="P67">437. Envases y embalajes a devolver por clientes </text:p>
      <text:p text:style-name="P67">438. Anticipos de clientes </text:p>
      <text:p text:style-name="P67">44. DEUDORES VARIOS </text:p>
      <text:p text:style-name="P67">440. Deudores </text:p>
      <text:p text:style-name="P67">4400. Deudores (euros) </text:p>
      <text:p text:style-name="P67">4404. Deudores (moneda extranjera) </text:p>
      <text:p text:style-name="P67">4409. Deudores, facturas pendientes de formalizar </text:p>
      <text:p text:style-name="P67">441. Deudores, efectos comerciales a cobrar </text:p>
      <text:p text:style-name="P67">4410. Deudores, efectos comerciales en cartera </text:p>
      <text:p text:style-name="P67">4411. Deudores, efectos comerciales descontados </text:p>
      <text:p text:style-name="P67">4412. Deudores, efectos comerciales en gestión de cobro </text:p>
      <text:p text:style-name="P67">4415. Deudores, efectos comerciales impagados </text:p>
      <text:p text:style-name="P67">445. Deudores de dudoso cobro </text:p>
      <text:p text:style-name="P67">449. Deudores por operaciones en común </text:p>
      <text:p text:style-name="P67">46. PERSONAL </text:p>
      <text:p text:style-name="P67">460. Anticipos de remuneraciones </text:p>
      <text:p text:style-name="P67">465. Remuneraciones pendientes de pago </text:p>
      <text:p text:style-name="P67">47. ADMINISTRACIONES PÚBLICAS </text:p>
      <text:p text:style-name="P67">470. Hacienda Pública, deudora por diversos conceptos </text:p>
      <text:p text:style-name="P67">4700. Hacienda Pública, deudora por IVA </text:p>
      <text:p text:style-name="P67">4708. Hacienda Pública, deudora por subvenciones concedidas </text:p>
      <text:p text:style-name="P67">4709. Hacienda Pública, deudora por devolución de impuestos </text:p>
      <text:p text:style-name="P67">471. Organismos de la Seguridad Social, deudores </text:p>
      <text:p text:style-name="P67">472. Hacienda Pública, IVA soportado </text:p>
      <text:p text:style-name="P67">473. Hacienda Pública, retenciones y pagos a cuenta </text:p>
      <text:p text:style-name="P67">474. Activos por impuesto diferido </text:p>
      <text:p text:style-name="P67">4740. Activos por diferencias temporarias deducibles </text:p>
      <text:p text:style-name="P67">4742. Derechos por deducciones y bonificaciones pendientes de aplicar </text:p>
      <text:p text:style-name="P67">4745. Crédito por pérdidas a compensar del ejercicio </text:p>
      <text:p text:style-name="P67">475. Hacienda Pública, acreedora por conceptos fiscales </text:p>
      <text:p text:style-name="P2">4750. Hacienda Pública, acreedora por IVA </text:p>
      <text:p text:style-name="P67">4751. Hacienda Pública, acreedora por retenciones practicadas </text:p>
      <text:p text:style-name="P67">4752. Hacienda Pública, acreedora por impuesto sobre sociedades </text:p>
      <text:p text:style-name="P67">4758. Hacienda Pública, acreedora por subvenciones a reintegrar </text:p>
      <text:p text:style-name="P67">476. Organismos de la Seguridad Social, acreedores </text:p>
      <text:p text:style-name="P67">477. Hacienda Pública, IVA repercutido </text:p>
      <text:p text:style-name="P67">479. Pasivos por diferencias temporarias imponibles </text:p>
      <text:p text:style-name="P67">48. AJUSTES POR PERIODIFICACIÓN </text:p>
      <text:p text:style-name="P67">480. Gastos anticipados </text:p>
      <text:p text:style-name="P67">485. Ingresos anticipados </text:p>
      <text:p text:style-name="P67">49. DETERIORO DE VALOR DE CRÉDITOS COMERCIALES Y PROVISIONES A CORTO PLAZO </text:p>
      <text:p text:style-name="P67">490. Deterioro de valor de créditos por operaciones comerciales </text:p>
      <text:p text:style-name="P67">493. Deterioro de valor de créditos por operaciones comerciales con partes vinculadas </text:p>
      <text:p text:style-name="P67">4933. Deterioro de valor de créditos por operaciones comerciales con empresas del grupo </text:p>
      <text:p text:style-name="P67">4934. Deterioro de valor de créditos por operaciones comerciales con empresas asociadas </text:p>
      <text:p text:style-name="P67">4935. Deterioro de valor de créditos por operaciones comerciales con otras partes vinculadas </text:p>
      <text:p text:style-name="P67">499. Provisiones para operaciones comerciales </text:p>
      <text:p text:style-name="P67">4994. Provisión por contratos onerosos </text:p>
      <text:p text:style-name="P67">4999. Provisión para otras operaciones comerciales </text:p>
      <text:p text:style-name="P2">5. <text:span text:style-name="T5">CUENTAS FINANCIERAS </text:span></text:p>
      <text:p text:style-name="P27">50. EMPRÉSTITOS, DEUDAS CON CARÁCTERÍSTICAS ESPECIALES Y OTRAS EMISIONES ANÁLOGAS A CORTO PLAZO </text:p>
      <text:p text:style-name="P67">500. Obligaciones y bonos a corto plazo </text:p>
      <text:p text:style-name="P67">502. Acciones o participaciones a corto plazo contabilizadas como pasivo </text:p>
      <text:p text:style-name="P67">505. Deudas representadas en otros valores negociables a corto plazo </text:p>
      <text:p text:style-name="P67">506. Intereses de empréstitos y otras emisiones análogas </text:p>
      <text:p text:style-name="P67">507. Dividendos de emisiones contabilizadas como pasivo </text:p>
      <text:p text:style-name="P67">509. Valores negociables amortizados </text:p>
      <text:p text:style-name="P67">5090. Obligaciones y bonos amortizados </text:p>
      <text:p text:style-name="P67">5095. Otros valores negociables amortizados </text:p>
      <text:p text:style-name="P67">51. DEUDAS A CORTO PLAZO CON PARTES VINCULADAS </text:p>
      <text:p text:style-name="P67">510. Deudas a corto plazo con entidades de crédito vinculadas </text:p>
      <text:p text:style-name="P67">5103. Deudas a corto plazo con entidades de crédito, empresas del grupo </text:p>
      <text:p text:style-name="P67">5104. Deudas a corto plazo con entidades de crédito, empresas asociadas </text:p>
      <text:p text:style-name="P67">5105. Deudas a corto plazo con otras entidades de crédito vinculadas </text:p>
      <text:p text:style-name="P67">511. Proveedores de inmovilizado a corto plazo, partes vinculadas </text:p>
      <text:p text:style-name="P67">5113. Proveedores de inmovilizado a corto plazo, empresas del grupo </text:p>
      <text:p text:style-name="P67">5114. Proveedores de inmovilizado a corto plazo, empresas asociadas </text:p>
      <text:p text:style-name="P67">5115. Proveedores de inmovilizado a corto plazo, otras partes vinculadas </text:p>
      <text:p text:style-name="P67">512. Otras deudas a corto plazo con partes vinculadas </text:p>
      <text:p text:style-name="P67">5123. Otras deudas a corto plazo con empresas del grupo </text:p>
      <text:p text:style-name="P67">5124. Otras deudas a corto plazo con empresas asociadas </text:p>
      <text:p text:style-name="P67">5125. Otras deudas a corto plazo con otras partes vinculadas </text:p>
      <text:p text:style-name="P67">513. Intereses a corto plazo de deudas con partes vinculadas </text:p>
      <text:p text:style-name="P67">5133. Intereses a corto plazo de deudas, empresas del grupo </text:p>
      <text:p text:style-name="P67">5134. Intereses a corto plazo de deudas, empresas asociadas </text:p>
      <text:p text:style-name="P67">5135. Intereses a corto plazo de deudas, otras partes vinculadas </text:p>
      <text:p text:style-name="P67">514. Dividendos de emisiones contabilizadas como pasivo con partes vinculadas </text:p>
      <text:p text:style-name="P67">5143. Dividendos de pasivo, empresas del grupo </text:p>
      <text:p text:style-name="P67">5144. Dividendos de pasivo, empresas asociadas </text:p>
      <text:p text:style-name="P67">5145. Dividendos de pasivo, otras partes vinculadas </text:p>
      <text:p text:style-name="P67">52. DEUDAS A CORTO PLAZO POR PRÉSTAMOS RECIBIDOS Y OTROS CONCEPTOS </text:p>
      <text:p text:style-name="P2">520. Deudas a corto plazo con entidades de crédito </text:p>
      <text:p text:style-name="P67">5200. Préstamos a corto plazo de entidades de crédito </text:p>
      <text:p text:style-name="P67">5201. Deudas a corto plazo por crédito dispuesto </text:p>
      <text:p text:style-name="P67">5208. Deudas por efectos descontados </text:p>
      <text:p text:style-name="P67">521. Deudas a corto plazo </text:p>
      <text:p text:style-name="P67">522. Deudas a corto plazo transformables en subvenciones, donaciones y legados </text:p>
      <text:p text:style-name="P67">523. Proveedores de inmovilizado a corto plazo </text:p>
      <text:p text:style-name="P67">524. Efectos a pagar a corto plazo </text:p>
      <text:p text:style-name="P67">525. Dividendo activo a pagar </text:p>
      <text:p text:style-name="P67">526. Intereses a corto plazo de deudas con entidades de crédito </text:p>
      <text:p text:style-name="P67">527. Intereses a corto plazo de deudas </text:p>
      <text:p text:style-name="P67">529. Provisiones a corto plazo </text:p>
      <text:p text:style-name="P67">5291. Provisión para impuestos </text:p>
      <text:p text:style-name="P67">5292. Provisiones para otras responsabilidades </text:p>
      <text:p text:style-name="P67">5293. Provisiones por desmantelamiento, retiro o rehabilitación del inmovilizado </text:p>
      <text:p text:style-name="P67">5295. Provisiones para actuaciones medioambientales </text:p>
      <text:p text:style-name="P67">53. INVERSIONES FINANCIERAS A CORTO PLAZO EN PARTES VINCULADAS </text:p>
      <text:p text:style-name="P67">530. Participaciones a corto plazo en partes vinculadas </text:p>
      <text:p text:style-name="P67">5303. Participaciones a corto plazo, en empresas del grupo </text:p>
      <text:p text:style-name="P67">5304. Participaciones a corto plazo, en empresas asociadas </text:p>
      <text:p text:style-name="P67">5305. Participaciones a corto plazo, en otras partes vinculadas </text:p>
      <text:p text:style-name="P67">531. Valores representativos de deuda a corto plazo de partes vinculadas </text:p>
      <text:p text:style-name="P67">5313. Valores representativos de deuda a corto plazo de empresas del grupo </text:p>
      <text:p text:style-name="P67">5314. Valores representativos de deuda a corto plazo de empresas asociadas </text:p>
      <text:p text:style-name="P67">5315. Valores representativos de deuda a corto plazo de otras partes vinculadas </text:p>
      <text:p text:style-name="P67">532. Créditos a corto plazo a partes vinculadas </text:p>
      <text:p text:style-name="P67">5323. Créditos a corto plazo a empresas del grupo </text:p>
      <text:p text:style-name="P67">5324. Créditos a corto plazo a empresas asociadas </text:p>
      <text:p text:style-name="P67">5325. Créditos a corto plazo a otras partes vinculadas </text:p>
      <text:p text:style-name="P67">533. Intereses a corto plazo de inversiones financieras en partes vinculadas </text:p>
      <text:p text:style-name="P67">5333. Intereses a corto plazo de inversiones financieras en empresas del grupo </text:p>
      <text:p text:style-name="P67">5334. Intereses a corto plazo de inversiones financieras en empresas asociadas </text:p>
      <text:p text:style-name="P67">5335. Intereses a corto plazo de inversiones financieras en otras partes vinculadas </text:p>
      <text:p text:style-name="P67">538. Desembolsos pendientes sobre participaciones a corto plazo de partes vinculadas </text:p>
      <text:p text:style-name="P67">5383. Desembolsos pendientes sobre participaciones a largo plazo en empresas del grupo. </text:p>
      <text:p text:style-name="P67">5384. Desembolsos pendientes sobre participaciones a largo plazo en empresas asociadas. </text:p>
      <text:p text:style-name="P67">5385. Desembolsos pendientes sobre participaciones a largo plazo en otras partes vinculadas </text:p>
      <text:p text:style-name="P67">54. OTRAS INVERSIONES FINANCIERAS TEMPORALES </text:p>
      <text:p text:style-name="P2">540. Inversiones financieras temporales en instrumentos de patrimonio </text:p>
      <text:p text:style-name="P67">541. Valores representativos de deuda a corto plazo </text:p>
      <text:p text:style-name="P67">542. Créditos a corto plazo </text:p>
      <text:p text:style-name="P67">543. Créditos a corto plazo por enajenación de inmovilizado </text:p>
      <text:p text:style-name="P67">544. Créditos a corto plazo al personal </text:p>
      <text:p text:style-name="P67">545. Dividendo a cobrar </text:p>
      <text:p text:style-name="P67">546. Intereses a corto plazo de inversiones financieras </text:p>
      <text:p text:style-name="P67">548. Imposiciones a corto plazo </text:p>
      <text:p text:style-name="P67">549. Desembolsos pendientes sobre participaciones en el patrimonio neto a corto plazo </text:p>
      <text:p text:style-name="P67">55. OTRAS CUENTAS NO BANCARIAS </text:p>
      <text:p text:style-name="P67">550. Titular de la explotación </text:p>
      <text:p text:style-name="P67">551. Cuenta corriente con socios y administradores </text:p>
      <text:p text:style-name="P67">552. Cuenta corriente con otras personas y entidades vinculadas </text:p>
      <text:p text:style-name="P67">5523. Cuenta corriente con empresas del grupo </text:p>
      <text:p text:style-name="P67">5524. Cuenta corriente con empresas asociadas </text:p>
      <text:p text:style-name="P67">5525. Cuenta corriente con otras partes vinculadas </text:p>
      <text:p text:style-name="P67">554. Cuenta corriente con uniones temporales de empresas y comunidades de bienes </text:p>
      <text:p text:style-name="P67">555. Partidas pendientes de aplicación </text:p>
      <text:p text:style-name="P67">556. Desembolsos exigidos sobre participaciones en el patrimonio neto </text:p>
      <text:p text:style-name="P67">5563. Desembolsos exigidos sobre participaciones, empresas del grupo </text:p>
      <text:p text:style-name="P67">5564. Desembolsos exigidos sobre participaciones, empresas asociadas </text:p>
      <text:p text:style-name="P67">5565. Desembolsos exigidos sobre participaciones, otras partes vinculadas </text:p>
      <text:p text:style-name="P67">5566. Desembolsos exigidos sobre participaciones de otras empresas </text:p>
      <text:p text:style-name="P67">557. Dividendo activo a cuenta </text:p>
      <text:p text:style-name="P67">558. Socios por desembolsos exigidos </text:p>
      <text:p text:style-name="P67">559. Derivados financieros a corto plazo </text:p>
      <text:p text:style-name="P67">5590. Activos por derivados financieros a corto plazo </text:p>
      <text:p text:style-name="P67">5591. Pasivos por derivados financieros a corto plazo </text:p>
      <text:p text:style-name="P27">56. FIANZAS Y DEPÓSITOS RECIBIDOS Y CONSTITUIDOS A CORTO PLAZO, Y AJUSTES POR PERIODIFICACIÓN </text:p>
      <text:p text:style-name="P67">560. Fianzas recibidas a corto plazo </text:p>
      <text:p text:style-name="P67">561. Depósitos recibidos a corto plazo </text:p>
      <text:p text:style-name="P67">565. Fianzas constituidas a corto plazo </text:p>
      <text:p text:style-name="P67">566. Depósitos constituidos a corto plazo </text:p>
      <text:p text:style-name="P67">567. Intereses pagados por anticipado </text:p>
      <text:p text:style-name="P67">568. Intereses cobrados por anticipado </text:p>
      <text:p text:style-name="P67">569. Garantías financieras a corto plazo </text:p>
      <text:p text:style-name="P67">57. TESORERÍA </text:p>
      <text:p text:style-name="P67">570. Caja, euros </text:p>
      <text:p text:style-name="P2">571. Caja, moneda extranjera </text:p>
      <text:p text:style-name="P67">572. Bancos e instituciones de crédito c/c vista, euros </text:p>
      <text:p text:style-name="P67">573. Bancos e instituciones de crédito c/c vista, moneda extranjera </text:p>
      <text:p text:style-name="P67">574. Bancos e instituciones de crédito, cuentas de ahorro, euros </text:p>
      <text:p text:style-name="P67">575. Bancos e instituciones de crédito, cuentas de ahorro, moneda extranjera </text:p>
      <text:p text:style-name="P67">59. DETERIORO DEL VALOR DE INSTRUMENTOS FINANCIEROS </text:p>
      <text:p text:style-name="P67">593. Deterioro de valor de participaciones a corto plazo en partes vinculadas </text:p>
      <text:p text:style-name="P67">5933. Deterioro de valor de participaciones a corto plazo en empresas del grupo </text:p>
      <text:p text:style-name="P67">5934. Deterioro de valor de participaciones a corto plazo en empresas asociadas </text:p>
      <text:p text:style-name="P67">5935. Deterioro de valor de participaciones a corto plazo en otras partes vinculadas </text:p>
      <text:p text:style-name="P67">594. Deterioro de valores representativos de deuda a corto plazo de partes vinculadas </text:p>
      <text:p text:style-name="P67">5943. Deterioro de valores representativos de deuda a corto plazo de empresas del grupo </text:p>
      <text:p text:style-name="P67">5944. Deterioro de valores representativos de deuda a corto plazo de empresas asociadas </text:p>
      <text:p text:style-name="P67">5945. Deterioro de valores representativos de deuda a corto plazo de otras partes vinculadas </text:p>
      <text:p text:style-name="P67">595. Deterioro de valor de créditos a corto plazo a partes vinculadas </text:p>
      <text:p text:style-name="P67">5953. Deterioro de valor de créditos a corto plazo a empresas del grupo </text:p>
      <text:p text:style-name="P67">5954. Deterioro de valor de créditos a corto plazo a empresas asociadas </text:p>
      <text:p text:style-name="P67">5955. Deterioro de valor de créditos a corto plazo a otras partes vinculadas </text:p>
      <text:p text:style-name="P67">596. Deterioro de valor de participaciones a corto plazo </text:p>
      <text:p text:style-name="P67">597. Deterioro de valor de valores representativos de deuda a corto plazo </text:p>
      <text:p text:style-name="P67">598. Deterioro de valor de créditos a corto plazo </text:p>
      <text:p text:style-name="P2">6. <text:span text:style-name="T5">COMPRAS Y GASTOS </text:span></text:p>
      <text:p text:style-name="P67">60. COMPRAS </text:p>
      <text:p text:style-name="P67">600. Compras de mercaderías </text:p>
      <text:p text:style-name="P67">601. Compras de materias primas </text:p>
      <text:p text:style-name="P67">602. Compras de otros aprovisionamientos </text:p>
      <text:p text:style-name="P67">606. Descuentos sobre compras por pronto pago </text:p>
      <text:p text:style-name="P67">6060. Descuentos sobre compras por pronto pago de mercaderías </text:p>
      <text:p text:style-name="P67">6061. Descuentos sobre compras por pronto pago de materias primas </text:p>
      <text:p text:style-name="P67">6062. Descuentos sobre compras por pronto pago de otros aprovisionamientos </text:p>
      <text:p text:style-name="P67">607. Trabajos realizados por otras empresas </text:p>
      <text:p text:style-name="P67">608. Devoluciones de compras y operaciones similares </text:p>
      <text:p text:style-name="P67">6080. Devoluciones de compras de mercaderías </text:p>
      <text:p text:style-name="P67">6081. Devoluciones de compras de materias primas </text:p>
      <text:p text:style-name="P67">6082. Devoluciones de compras de otros aprovisionamientos </text:p>
      <text:p text:style-name="P67">609. "Rappels" por compras </text:p>
      <text:p text:style-name="P67">6090. "Rappels" por compras de mercaderías </text:p>
      <text:p text:style-name="P67">6091. "Rappels" por compras de materias primas </text:p>
      <text:p text:style-name="P67">6092. "Rappels" por compras de otros aprovisionamientos </text:p>
      <text:p text:style-name="P67">61. VARIACIÓN DE EXISTENCIAS </text:p>
      <text:p text:style-name="P67">610. Variación de existencias de mercaderías </text:p>
      <text:p text:style-name="P67">611. Variación de existencias de materias primas </text:p>
      <text:p text:style-name="P67">612. Variación de existencias de otros aprovisionamientos </text:p>
      <text:p text:style-name="P67">62. SERVICIOS EXTERIORES </text:p>
      <text:p text:style-name="P67">620. Gastos en investigación y desarrollo del ejercicio </text:p>
      <text:p text:style-name="P67">621. Arrendamientos y cánones </text:p>
      <text:p text:style-name="P67">622. Reparaciones y conservación </text:p>
      <text:p text:style-name="P67">623. Servicios de profesionales independientes </text:p>
      <text:p text:style-name="P67">624. Transportes </text:p>
      <text:p text:style-name="P67">625. Primas de seguros </text:p>
      <text:p text:style-name="P67">626. Servicios bancarios y similares </text:p>
      <text:p text:style-name="P67">627. Publicidad, propaganda y relaciones públicas </text:p>
      <text:p text:style-name="P67">628. Suministros </text:p>
      <text:p text:style-name="P67">629. Otros servicios </text:p>
      <text:p text:style-name="P2">63. TRIBUTOS </text:p>
      <text:p text:style-name="P67">630. Impuesto sobre beneficios </text:p>
      <text:p text:style-name="P67">6300. Impuesto corriente </text:p>
      <text:p text:style-name="P67">6301. Impuesto diferido </text:p>
      <text:p text:style-name="P67">631. Otros tributos </text:p>
      <text:p text:style-name="P67">633. Ajustes negativos en la imposición sobre beneficios </text:p>
      <text:p text:style-name="P67">634. Ajustes negativos en la imposición indirecta </text:p>
      <text:p text:style-name="P67">6341. Ajustes negativos en IVA de activo corriente </text:p>
      <text:p text:style-name="P67">6342. Ajustes negativos en IVA de inversiones </text:p>
      <text:p text:style-name="P67">636. Devolución de impuestos </text:p>
      <text:p text:style-name="P67">638. Ajustes positivos en la imposición sobre beneficios </text:p>
      <text:p text:style-name="P67">639. Ajustes positivos en la imposición indirecta </text:p>
      <text:p text:style-name="P67">6391. Ajustes positivos en IVA de activo corriente </text:p>
      <text:p text:style-name="P67">6392. Ajustes positivos en IVA de inversiones </text:p>
      <text:p text:style-name="P67">64. GASTOS DE PERSONAL </text:p>
      <text:p text:style-name="P67">640. Sueldos y salarios </text:p>
      <text:p text:style-name="P67">641. Indemnizaciones </text:p>
      <text:p text:style-name="P67">642. Seguridad Social a cargo de la empresa </text:p>
      <text:p text:style-name="P67">649. Otros gastos sociales </text:p>
      <text:p text:style-name="P67">65. OTROS GASTOS DE GESTIÓN </text:p>
      <text:p text:style-name="P67">650. Pérdidas de créditos comerciales incobrables </text:p>
      <text:p text:style-name="P67">651. Resultados de operaciones en común </text:p>
      <text:p text:style-name="P67">6510. Beneficio transferido (gestor) </text:p>
      <text:p text:style-name="P67">6511. Pérdida soportada (partícipe o asociado no gestor) </text:p>
      <text:p text:style-name="P67">659. Otras pérdidas en gestión corriente </text:p>
      <text:p text:style-name="P67">66. GASTOS FINANCIEROS </text:p>
      <text:p text:style-name="P67">661. Intereses de obligaciones y bonos </text:p>
      <text:p text:style-name="P67">6610. Intereses de obligaciones y bonos a largo plazo, empresas del grupo </text:p>
      <text:p text:style-name="P67">6611. Intereses de obligaciones y bonos a largo plazo, empresas asociadas </text:p>
      <text:p text:style-name="P67">6612. Intereses de obligaciones y bonos a largo plazo, otras partes vinculadas </text:p>
      <text:p text:style-name="P67">6613. Intereses de obligaciones y bonos a largo plazo, otras empresas </text:p>
      <text:p text:style-name="P67">6615. Intereses de obligaciones y bonos a corto plazo, empresas del grupo </text:p>
      <text:p text:style-name="P67">6616. Intereses de obligaciones y bonos a corto plazo, empresas asociadas </text:p>
      <text:p text:style-name="P67">6617. Intereses de obligaciones y bonos a corto plazo, otras partes vinculadas </text:p>
      <text:p text:style-name="P67">6618. Intereses de obligaciones y bonos a corto plazo, otras empresas </text:p>
      <text:p text:style-name="P67">662. Intereses de deudas </text:p>
      <text:p text:style-name="P67">6620. Intereses de deudas, empresas del grupo </text:p>
      <text:p text:style-name="P67">6621. Intereses de deudas, empresas asociadas </text:p>
      <text:p text:style-name="P2">6622. Intereses de deudas, otras partes vinculadas </text:p>
      <text:p text:style-name="P67">6623. Intereses de deudas con entidades de crédito </text:p>
      <text:p text:style-name="P67">6624. Intereses de deudas, otras empresas </text:p>
      <text:p text:style-name="P67">663. Pérdidas por valoración de activos y pasivos financieros por su valor razonable </text:p>
      <text:p text:style-name="P67">664. Dividendos de acciones o participaciones contabilizadas como pasivo </text:p>
      <text:p text:style-name="P67">6640. Dividendos de pasivos, empresas del grupo </text:p>
      <text:p text:style-name="P67">6641. Dividendos de pasivos, empresas asociadas </text:p>
      <text:p text:style-name="P67">6642. Dividendos de pasivos, otras partes vinculadas </text:p>
      <text:p text:style-name="P67">6643. Dividendos de pasivos, otras empresas </text:p>
      <text:p text:style-name="P67">665. Intereses por descuento de efectos </text:p>
      <text:p text:style-name="P67">6650. Intereses por descuento de efectos en entidades de crédito del grupo </text:p>
      <text:p text:style-name="P67">6651. Intereses por descuento de efectos en entidades de crédito asociadas </text:p>
      <text:p text:style-name="P67">6652. Intereses por descuento de efectos en otras entidades de crédito vinculadas </text:p>
      <text:p text:style-name="P67">6653. Intereses por descuento de efectos en otras entidades de crédito </text:p>
      <text:p text:style-name="P67">666. Pérdidas en participaciones y valores representativos de deuda </text:p>
      <text:p text:style-name="P67">6660. Pérdidas en participaciones y valores representativos de deuda a largo plazo, empresas del grupo </text:p>
      <text:p text:style-name="P67">6661. Pérdidas en participaciones y valores representativos de deuda a largo plazo, empresas asociadas </text:p>
      <text:p text:style-name="P67">6662. Pérdidas en participaciones y valores representativos de deuda a largo plazo, otras partes vinculadas </text:p>
      <text:p text:style-name="P67">6663. Pérdidas en participaciones y valores representativos de deuda a largo plazo, otras empresas </text:p>
      <text:p text:style-name="P67">6665. Pérdidas en participaciones y valores representativos de deuda a corto plazo, empresas del grupo </text:p>
      <text:p text:style-name="P67">6666. Pérdidas en participaciones y valores representativos de deuda a corto plazo, empresas asociadas </text:p>
      <text:p text:style-name="P67">6667. Pérdidas en participaciones y valores representativos de deuda a corto plazo, otras partes vinculadas </text:p>
      <text:p text:style-name="P67">6668. Pérdidas en participaciones y valores representativos de deuda a corto plazo, de otras empresas </text:p>
      <text:p text:style-name="P67">667. Pérdidas de créditos no comerciales </text:p>
      <text:p text:style-name="P67">6670. Pérdidas de créditos a largo plazo, empresas del grupo </text:p>
      <text:p text:style-name="P67">6671. Pérdidas de créditos a largo plazo, empresas asociadas </text:p>
      <text:p text:style-name="P67">6672. Pérdidas de créditos a largo plazo, otras partes vinculadas </text:p>
      <text:p text:style-name="P67">6673. Pérdidas de créditos a largo plazo, otras empresas </text:p>
      <text:p text:style-name="P67">6675. Pérdidas de créditos a corto plazo, empresas del grupo </text:p>
      <text:p text:style-name="P67">6676. Pérdidas de créditos a corto plazo, empresas asociadas </text:p>
      <text:p text:style-name="P67">6677. Pérdidas de créditos a corto plazo, otras partes vinculadas </text:p>
      <text:p text:style-name="P67">6678. Pérdidas de créditos a corto plazo, de otras empresas </text:p>
      <text:p text:style-name="P67">668. Diferencias negativas de cambio </text:p>
      <text:p text:style-name="P67">669. Otros gastos financieros </text:p>
      <text:p text:style-name="P27">67. PÉRDIDAS PROCEDENTES DE ACTIVOS NO CORRIENTES Y GASTOS EXCEPCIONALES </text:p>
      <text:p text:style-name="P2">670. Pérdidas procedentes del inmovilizado intangible </text:p>
      <text:p text:style-name="P67">671. Pérdidas procedentes del inmovilizado material </text:p>
      <text:p text:style-name="P67">672. Pérdidas procedentes de las inversiones inmobiliarias </text:p>
      <text:p text:style-name="P67">673. Pérdidas procedentes de participaciones a largo plazo en partes vinculadas </text:p>
      <text:p text:style-name="P67">6733. Pérdidas procedentes de participaciones a largo plazo, empresas del grupo </text:p>
      <text:p text:style-name="P67">6734. Pérdidas procedentes de participaciones a largo plazo, empresas asociadas </text:p>
      <text:p text:style-name="P67">6735. Pérdidas procedentes de participaciones a largo plazo, otras partes vinculadas </text:p>
      <text:p text:style-name="P67">675. Pérdidas por operaciones con obligaciones propias </text:p>
      <text:p text:style-name="P67">678. Gastos excepcionales </text:p>
      <text:p text:style-name="P67">68. DOTACIONES PARA AMORTIZACIONES </text:p>
      <text:p text:style-name="P67">680. Amortización del inmovilizado intangible </text:p>
      <text:p text:style-name="P67">681. Amortización del inmovilizado material </text:p>
      <text:p text:style-name="P67">682. Amortización de las inversiones inmobiliarias </text:p>
      <text:p text:style-name="P67">69. PÉRDIDAS POR DETERIODO Y OTRAS DOTACIONES </text:p>
      <text:p text:style-name="P67">690. Pérdidas por deterioro del inmovilizado intangible </text:p>
      <text:p text:style-name="P67">691. Pérdidas por deterioro del inmovilizado material </text:p>
      <text:p text:style-name="P67">692. Pérdidas por deterioro de las inversiones inmobiliarias </text:p>
      <text:p text:style-name="P67">693. Pérdidas por deterioro de existencias </text:p>
      <text:p text:style-name="P67">6930. Pérdidas por deterioro de productos terminados y en curso de fabricación </text:p>
      <text:p text:style-name="P67">6931. Pérdidas por deterioro de mercaderías </text:p>
      <text:p text:style-name="P67">6932. Pérdidas por deterioro de materias primas </text:p>
      <text:p text:style-name="P67">6933. Pérdidas por deterioro de otros aprovisionamientos </text:p>
      <text:p text:style-name="P67">694. Pérdidas por deterioro de créditos comerciales </text:p>
      <text:p text:style-name="P67">695. Dotación a la provisión para operaciones comerciales </text:p>
      <text:p text:style-name="P67">6954. Contratos onerosos </text:p>
      <text:p text:style-name="P67">6959. Otras operaciones comerciales </text:p>
      <text:p text:style-name="P67">696. Pérdidas por deterioro de participaciones y valores representativos de deuda a largo plazo </text:p>
      <text:p text:style-name="P67">6960. Pérdidas por deterioro de participaciones en instrumentos de patrimonio neto a largo plazo, empresas del grupo </text:p>
      <text:p text:style-name="P67">6961. Pérdidas por deterioro de participaciones en instrumentos de patrimonio neto a largo plazo, empresas asociadas </text:p>
      <text:p text:style-name="P67">6962. Pérdidas por deterioro de participaciones en instrumentos de patrimonio neto a largo plazo, otras partes vinculadas </text:p>
      <text:p text:style-name="P67">6963. Pérdidas por deterioro de participaciones en instrumentos de patrimonio neto a largo plazo, otras empresas </text:p>
      <text:p text:style-name="P67">6965. Pérdidas en valores representativos de deuda a largo plazo, empresas del grupo </text:p>
      <text:p text:style-name="P67">6966. Pérdidas en valores representativos de deuda a largo plazo, empresas asociadas </text:p>
      <text:p text:style-name="P2">6967. Pérdidas en valores representativos de deuda a largo plazo, otras partes vinculadas </text:p>
      <text:p text:style-name="P67">6968. Pérdidas en valores representativos de deuda a largo plazo, de otras empresas </text:p>
      <text:p text:style-name="P67">697. Pérdidas por deterioro de créditos a largo plazo </text:p>
      <text:p text:style-name="P67">6970. Pérdidas por deterioro de créditos a largo plazo, empresas del grupo </text:p>
      <text:p text:style-name="P67">6971. Pérdidas por deterioro de créditos a largo plazo, empresas asociadas </text:p>
      <text:p text:style-name="P67">6972. Pérdidas por deterioro de créditos a largo plazo, otras partes vinculadas </text:p>
      <text:p text:style-name="P67">6973. Pérdidas por deterioro de créditos a largo plazo, otras empresas </text:p>
      <text:p text:style-name="P67">698. Pérdidas por deterioro de participaciones y valores representativos de deuda a corto plazo </text:p>
      <text:p text:style-name="P67">6980. Pérdidas por deterioro de participaciones en instrumentos de patrimonio neto a corto plazo, empresas del grupo </text:p>
      <text:p text:style-name="P67">6981. Pérdidas por deterioro de participaciones en instrumentos de patrimonio neto a corto plazo, empresas asociadas </text:p>
      <text:p text:style-name="P67">6982. Pérdidas por deterioro de participaciones en instrumentos de patrimonio neto a corto plazo, otras partes vinculadas </text:p>
      <text:p text:style-name="P67">6983. Pérdidas por deterioro de participaciones en instrumentos de patrimonio neto a corto plazo, otras empresas </text:p>
      <text:p text:style-name="P67">6985. Pérdidas por deterioro en valores representativos de deuda a corto plazo, empresas del grupo </text:p>
      <text:p text:style-name="P67">6986. Pérdidas por deterioro en valores representativos de deuda a corto plazo, empresas asociadas </text:p>
      <text:p text:style-name="P67">6987. Pérdidas por deterioro en valores representativos de deuda a corto plazo, otras partes vinculadas </text:p>
      <text:p text:style-name="P67">6988. Pérdidas por deterioro en valores representativos de deuda a corto plazo, de otras empresas </text:p>
      <text:p text:style-name="P67">699. Pérdidas por deterioro de créditos a corto plazo </text:p>
      <text:p text:style-name="P67">6990. Pérdidas por deterioro de créditos a largo plazo, empresas del grupo </text:p>
      <text:p text:style-name="P67">6991. Pérdidas por deterioro de créditos a largo plazo, empresas asociadas </text:p>
      <text:p text:style-name="P67">6992. Pérdidas por deterioro de créditos a largo plazo, otras partes vinculadas </text:p>
      <text:p text:style-name="P67">6993. Pérdidas por deterioro de créditos a largo plazo, otras empresas </text:p>
      <text:p text:style-name="P2">7. <text:span text:style-name="T5">VENTAS E INGRESOS </text:span></text:p>
      <text:p text:style-name="P67">70. VENTAS DE MERCADERÍAS, DE PRODUCCIÓN PROPIA, DE SERVICIOS, ETC </text:p>
      <text:p text:style-name="P67">700. Ventas de mercaderías </text:p>
      <text:p text:style-name="P67">701. Ventas de productos terminados </text:p>
      <text:p text:style-name="P67">702. Ventas de productos semiterminados </text:p>
      <text:p text:style-name="P67">703. Ventas de subproductos y residuos </text:p>
      <text:p text:style-name="P67">704. Ventas de envases y embalajes </text:p>
      <text:p text:style-name="P67">705. Prestaciones de servicios </text:p>
      <text:p text:style-name="P67">706. Descuentos sobre ventas por pronto pago </text:p>
      <text:p text:style-name="P67">7060. Descuentos sobre ventas por pronto pago de mercaderías </text:p>
      <text:p text:style-name="P67">7061. Descuentos sobre ventas por pronto pago de productos terminados </text:p>
      <text:p text:style-name="P67">7062. Descuentos sobre ventas por pronto pago de productos semiterminados </text:p>
      <text:p text:style-name="P67">7063. Descuentos sobre ventas por pronto pago de subproductos y residuos </text:p>
      <text:p text:style-name="P67">7064. Descuentos sobre ventas por pronto pago de envases y embalajes </text:p>
      <text:p text:style-name="P67">708. Devoluciones de ventas y operaciones similares </text:p>
      <text:p text:style-name="P67">7080. Devoluciones de ventas de mercaderías </text:p>
      <text:p text:style-name="P67">7081. Devoluciones de ventas de productos terminados </text:p>
      <text:p text:style-name="P67">7082. Devoluciones de ventas de productos semiterminados </text:p>
      <text:p text:style-name="P67">7083. Devoluciones de ventas de subproductos y residuos </text:p>
      <text:p text:style-name="P67">7084. Devoluciones de ventas de envases y embalajes </text:p>
      <text:p text:style-name="P67">709. "Rappels" sobre ventas </text:p>
      <text:p text:style-name="P67">7090. "Rappels" sobre ventas de mercaderías </text:p>
      <text:p text:style-name="P67">7091. "Rappels" sobre ventas de productos terminados </text:p>
      <text:p text:style-name="P67">7092. "Rappels" sobre ventas de productos semiterminados </text:p>
      <text:p text:style-name="P67">7093. "Rappels" sobre ventas de subproductos y residuos </text:p>
      <text:p text:style-name="P67">7094. "Rappels" sobre ventas de envases y embalajes </text:p>
      <text:p text:style-name="P67">71. VARIACIÓN DE EXISTENCIAS </text:p>
      <text:p text:style-name="P67">710. Variación de existencias de productos en curso </text:p>
      <text:p text:style-name="P67">711. Variación de existencias de productos semiterminados </text:p>
      <text:p text:style-name="P67">712. Variación de existencias de productos terminados </text:p>
      <text:p text:style-name="P67">713. Variación de existencias de subproductos, residuos y materiales recuperados </text:p>
      <text:p text:style-name="P67">73. TRABAJOS REALIZADOS PARA LA EMPRESA </text:p>
      <text:p text:style-name="P67">730. Trabajos realizados para el inmovilizado intangible </text:p>
      <text:p text:style-name="P2">731. Trabajos realizados para el inmovilizado material </text:p>
      <text:p text:style-name="P67">732. Trabajos realizados en inversiones inmobiliarias </text:p>
      <text:p text:style-name="P67">733. Trabajos realizados para el inmovilizado material en curso </text:p>
      <text:p text:style-name="P67">74. SUBVENCIONES, DONACIONES Y LEGADOS </text:p>
      <text:p text:style-name="P67">740. Subvenciones, donaciones y legados a la explotación </text:p>
      <text:p text:style-name="P67">746. Subvenciones, donaciones y legados de capital transferidas al resultado del ejercicio </text:p>
      <text:p text:style-name="P67">747. Otras subvenciones, donaciones y legados transferidos al resultado del ejercicio </text:p>
      <text:p text:style-name="P67">75. OTROS INGRESOS DE GESTIÓN </text:p>
      <text:p text:style-name="P67">751. Resultados de operaciones en común </text:p>
      <text:p text:style-name="P67">7510. Pérdida transferida (gestor) </text:p>
      <text:p text:style-name="P67">7511. Beneficio atribuido (partícipe o asociado no gestor) </text:p>
      <text:p text:style-name="P67">752. Ingresos por arrendamientos </text:p>
      <text:p text:style-name="P67">753. Ingresos de propiedad industrial cedida en explotación </text:p>
      <text:p text:style-name="P67">754. Ingresos por comisiones </text:p>
      <text:p text:style-name="P67">755. Ingresos por servicios al personal </text:p>
      <text:p text:style-name="P67">759. Ingresos por servicios diversos </text:p>
      <text:p text:style-name="P67">76. INGRESOS FINANCIEROS </text:p>
      <text:p text:style-name="P67">760. Ingresos de participaciones en instrumentos de patrimonio </text:p>
      <text:p text:style-name="P67">7600. Ingresos de participaciones en instrumentos de patrimonio, empresas del grupo </text:p>
      <text:p text:style-name="P758">7601. Ingresos de participaciones en instrumentos de patrimonio, empresas asociadas </text:p>
      <text:p text:style-name="P758">7602. Ingresos de participaciones en instrumentos de patrimonio, otras partes vinculadas </text:p>
      <text:p text:style-name="P758">7603. Ingresos de participaciones en instrumentos de patrimonio, de otras empresas </text:p>
      <text:p text:style-name="P758">761. Ingresos de valores representativos de deuda </text:p>
      <text:p text:style-name="P67">7610. Ingresos de valores representativos de deuda, empresas del grupo </text:p>
      <text:p text:style-name="P67">7611. Ingresos de valores representativos de deuda, empresas asociadas </text:p>
      <text:p text:style-name="P67">7612. Ingresos de valores representativos de deuda, otras partes vinculadas </text:p>
      <text:p text:style-name="P67">7613. Ingresos de valores representativos de deuda, otras empresas </text:p>
      <text:p text:style-name="P67">762. Ingresos de créditos </text:p>
      <text:p text:style-name="P67">7620. Ingresos de créditos a largo plazo </text:p>
      <text:p text:style-name="P67">76200. Ingresos de créditos a largo plazo, empresas del grupo </text:p>
      <text:p text:style-name="P67">76201. Ingresos de créditos a largo plazo, empresas asociadas </text:p>
      <text:p text:style-name="P67">76202. Ingresos de créditos a largo plazo, otras partes vinculadas </text:p>
      <text:p text:style-name="P67">76203. Ingresos de créditos a largo plazo, otras empresas </text:p>
      <text:p text:style-name="P67">7621. Ingresos de créditos a corto plazo </text:p>
      <text:p text:style-name="P67">76210. Ingresos de créditos a corto plazo, empresas del grupo </text:p>
      <text:p text:style-name="P2">76211. Ingresos de créditos a corto plazo, empresas asociadas </text:p>
      <text:p text:style-name="P67">76212. Ingresos de créditos a corto plazo, otras partes vinculadas </text:p>
      <text:p text:style-name="P67">76213. Ingresos de créditos a corto plazo, otras empresas </text:p>
      <text:p text:style-name="P67">763. Beneficios por valoración de activos y pasivos financieros por su valor razonable </text:p>
      <text:p text:style-name="P67">766. Beneficios en valores negociables </text:p>
      <text:p text:style-name="P67">7660. Beneficios en valores negociables a largo plazo, empresas del grupo </text:p>
      <text:p text:style-name="P67">7661. Beneficios en valores negociables a largo plazo, empresas asociadas </text:p>
      <text:p text:style-name="P67">7662. Beneficios en valores negociables a largo plazo, otras partes vinculadas </text:p>
      <text:p text:style-name="P67">7663. Beneficios en valores negociables a largo plazo, otras empresas </text:p>
      <text:p text:style-name="P67">7665. Beneficios en valores negociables a corto plazo, empresas del grupo </text:p>
      <text:p text:style-name="P67">7666. Beneficios en valores negociables a corto plazo, empresas asociadas </text:p>
      <text:p text:style-name="P67">7667. Beneficios en valores negociables a corto plazo, otras partes vinculadas </text:p>
      <text:p text:style-name="P67">7668. Beneficios en valores negociables a corto plazo, de otras empresas </text:p>
      <text:p text:style-name="P67">768. Diferencias positivas de cambio </text:p>
      <text:p text:style-name="P67">769. Otros ingresos financieros </text:p>
      <text:p text:style-name="P27">77. BENEFICIOS PROCEDENTES DE ACTIVOS NO CORRIENTES E INGRESOS EXCEPCIONALES </text:p>
      <text:p text:style-name="P67">770. Beneficios procedentes del inmovilizado intangible </text:p>
      <text:p text:style-name="P67">771. Beneficios procedentes del inmovilizado material </text:p>
      <text:p text:style-name="P67">772. Beneficios procedentes de las inversiones inmobiliarias </text:p>
      <text:p text:style-name="P67">773. Beneficios procedentes de participaciones a largo plazo en partes vinculadas </text:p>
      <text:p text:style-name="P67">7733. Beneficios procedentes de participaciones a largo plazo, empresas del grupo </text:p>
      <text:p text:style-name="P67">7734. Beneficios procedentes de participaciones a largo plazo, empresas asociadas </text:p>
      <text:p text:style-name="P67">7735. Beneficios procedentes de participaciones a largo plazo, otras partes vinculadas </text:p>
      <text:p text:style-name="P67">775. Beneficios por operaciones con obligaciones propias </text:p>
      <text:p text:style-name="P67">778. Ingresos excepcionales. </text:p>
      <text:p text:style-name="P27">79. EXCESOS Y APLICACIONES DE PROVISIONES Y DE PÉRDIDAS POR DETERIORO </text:p>
      <text:p text:style-name="P67">790. Reversión del deterioro del inmovilizado intangible </text:p>
      <text:p text:style-name="P67">791. Reversión del deterioro del inmovilizado material </text:p>
      <text:p text:style-name="P67">792. Reversión del deterioro de las inversiones inmobiliarias </text:p>
      <text:p text:style-name="P67">793. Reversión del deterioro de existencias </text:p>
      <text:p text:style-name="P67">7930. Reversión del deterioro de productos terminados y en curso de fabricación </text:p>
      <text:p text:style-name="P67">7931. Reversión del deterioro de mercaderías </text:p>
      <text:p text:style-name="P67">7932. Reversión del deterioro de materias primas </text:p>
      <text:p text:style-name="P67">7933. Reversión del deterioro de otros aprovisionamientos </text:p>
      <text:p text:style-name="P67">794. Reversión del deterioro de créditos comerciales </text:p>
      <text:p text:style-name="P67">795. Exceso de provisiones </text:p>
      <text:p text:style-name="P67">7951. Exceso de provisión para impuestos </text:p>
      <text:p text:style-name="P2">7952. Exceso de provisión para otras responsabilidades </text:p>
      <text:p text:style-name="P67">7954. Exceso de provisión para operaciones comerciales </text:p>
      <text:p text:style-name="P67">79544. Contratos onerosos </text:p>
      <text:p text:style-name="P67">79549. Otras operaciones comerciales </text:p>
      <text:p text:style-name="P67">7955. Exceso de provisión para actuaciones medioambientales </text:p>
      <text:p text:style-name="P67">796. Reversión del deterioro de participaciones y valores representativos de deuda a largo plazo </text:p>
      <text:p text:style-name="P67">7960. Reversión del deterioro de participaciones en instrumentos de patrimonio neto a largo plazo, empresas del grupo </text:p>
      <text:p text:style-name="P67">7961. Reversión del deterioro de participaciones en instrumentos de patrimonio neto a largo plazo, empresas asociadas </text:p>
      <text:p text:style-name="P67">7962. Reversión del deterioro de participaciones en instrumentos de patrimonio neto a largo plazo, otras partes vinculadas </text:p>
      <text:p text:style-name="P67">7963. Reversión del deterioro de participaciones en instrumentos de patrimonio neto a largo plazo, otras empresas </text:p>
      <text:p text:style-name="P67">7965. Reversión del deterioro de valores representativos de deuda a largo plazo, empresas del grupo </text:p>
      <text:p text:style-name="P67">7966. Reversión del deterioro de valores representativos de deuda a largo plazo, empresas asociadas </text:p>
      <text:p text:style-name="P67">7967. Reversión del deterioro de valores representativos de deuda a largo plazo, otras partes vinculadas </text:p>
      <text:p text:style-name="P67">7968. Reversión del deterioro de valores representativos de deuda a largo plazo, de otras empresas </text:p>
      <text:p text:style-name="P67">797. Reversión del deterioro de créditos a largo plazo </text:p>
      <text:p text:style-name="P67">7970. Reversión del deterioro de créditos a largo plazo, empresas del grupo </text:p>
      <text:p text:style-name="P67">7971. Reversión del deterioro de créditos a largo plazo, empresas asociadas </text:p>
      <text:p text:style-name="P67">7972. Reversión del deterioro de créditos a largo plazo, otras partes vinculadas </text:p>
      <text:p text:style-name="P67">7973. Reversión del deterioro de créditos a largo plazo, otras empresas </text:p>
      <text:p text:style-name="P67">798. Reversión del deterioro de participaciones y valores representativos de deuda a corto plazo </text:p>
      <text:p text:style-name="P67">7980. Reversión del deterioro de participaciones en instrumentos de patrimonio neto a corto plazo, empresas del grupo </text:p>
      <text:p text:style-name="P67">7981. Reversión del deterioro de participaciones en instrumentos de patrimonio neto a corto plazo, empresas asociadas </text:p>
      <text:p text:style-name="P67">7982. Reversión del deterioro de participaciones en instrumentos de patrimonio neto a corto plazo, otras partes vinculadas </text:p>
      <text:p text:style-name="P67">7983. Reversión del deterioro de participaciones en instrumentos de patrimonio neto a corto plazo, otras empresas </text:p>
      <text:p text:style-name="P67">7985. Reversión del deterioro en valores representativos de deuda a corto plazo, empresas del grupo </text:p>
      <text:p text:style-name="P67">7986. Reversión del deterioro en valores representativos de deuda a corto plazo, empresas asociadas </text:p>
      <text:p text:style-name="P67">7987. Reversión del deterioro en valores representativos de deuda a corto plazo, otras partes vinculadas </text:p>
      <text:p text:style-name="P67">7988. Reversión del deterioro en valores representativos de deuda a corto plazo, de otras empresas </text:p>
      <text:p text:style-name="P2">799. Reversión del deterioro de créditos a corto plazo </text:p>
      <text:p text:style-name="P67">7990. Reversión del deterioro de créditos a largo plazo, empresas del grupo </text:p>
      <text:p text:style-name="P67">7991. Reversión del deterioro de créditos a largo plazo, empresas asociadas </text:p>
      <text:p text:style-name="P67">7992. Reversión del deterioro de créditos a largo plazo, otras partes vinculadas </text:p>
      <text:p text:style-name="P67">7993. Reversión del deterioro de créditos a largo plazo, otras empresas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1" svg:font-family="'Times New Roman', 'Times New Roman'" style:font-family-generic="roman"/>
    <style:font-face style:name="Anonymous" svg:font-family="Anonymou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" style:family="paragraph" style:parent-style-name="Standard" style:next-style-name="Standard">
      <style:paragraph-properties fo:text-align="start" style:justify-single-word="false"/>
      <style:text-properties style:use-window-font-color="true" style:font-name="Times New Roman" fo:font-size="12pt" style:font-name-asian="Arial Unicode MS" style:font-size-asian="12pt" style:font-name-complex="Tahoma" style:font-size-complex="12pt"/>
    </style:style>
    <style:style style:name="Título_20_2" style:display-name="Título 2" style:family="paragraph" style:parent-style-name="Standard" style:next-style-name="Standard">
      <style:paragraph-properties fo:text-align="start" style:justify-single-word="false"/>
      <style:text-properties style:use-window-font-color="true" style:font-name="Times New Roman" fo:font-size="12pt" style:font-name-asian="Arial Unicode MS" style:font-size-asian="12pt" style:font-name-complex="Tahoma" style:font-size-complex="12pt"/>
    </style:style>
    <style:style style:name="Texto_20_independiente" style:display-name="Texto independiente" style:family="paragraph" style:parent-style-name="Standard" style:next-style-name="Standard">
      <style:paragraph-properties fo:text-align="start" style:justify-single-word="false"/>
      <style:text-properties style:use-window-font-color="true" style:font-name="Times New Roman" fo:font-size="12pt" style:font-name-asian="Arial Unicode MS" style:font-size-asian="12pt" style:font-name-complex="Tahoma" style:font-size-complex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3" style:display-name="RTF_Num 23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4" style:display-name="RTF_Num 24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" style:display-name="RTF_Num 25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6" style:display-name="RTF_Num 26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7" style:display-name="RTF_Num 27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8" style:display-name="RTF_Num 28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9" style:display-name="RTF_Num 29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0" style:display-name="RTF_Num 30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1" style:display-name="RTF_Num 31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2" style:display-name="RTF_Num 32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3" style:display-name="RTF_Num 33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4" style:display-name="RTF_Num 34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5" style:display-name="RTF_Num 35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6" style:display-name="RTF_Num 36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7" style:display-name="RTF_Num 37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8" style:display-name="RTF_Num 38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9" style:display-name="RTF_Num 39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0" style:display-name="RTF_Num 40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1" style:display-name="RTF_Num 41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2" style:display-name="RTF_Num 42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3" style:display-name="RTF_Num 43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4" style:display-name="RTF_Num 44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5" style:display-name="RTF_Num 45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6" style:display-name="RTF_Num 46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7" style:display-name="RTF_Num 47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8" style:display-name="RTF_Num 48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9" style:display-name="RTF_Num 49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0" style:display-name="RTF_Num 50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1" style:display-name="RTF_Num 51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2" style:display-name="RTF_Num 52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3" style:display-name="RTF_Num 53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4" style:display-name="RTF_Num 54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5" style:display-name="RTF_Num 55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6" style:display-name="RTF_Num 56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7" style:display-name="RTF_Num 57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8" style:display-name="RTF_Num 58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9" style:display-name="RTF_Num 59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0" style:display-name="RTF_Num 60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1" style:display-name="RTF_Num 61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2" style:display-name="RTF_Num 62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3" style:display-name="RTF_Num 63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4" style:display-name="RTF_Num 64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5" style:display-name="RTF_Num 65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6" style:display-name="RTF_Num 66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7" style:display-name="RTF_Num 67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8" style:display-name="RTF_Num 68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9" style:display-name="RTF_Num 69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0" style:display-name="RTF_Num 70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1" style:display-name="RTF_Num 71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2" style:display-name="RTF_Num 72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3" style:display-name="RTF_Num 73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4" style:display-name="RTF_Num 74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5" style:display-name="RTF_Num 75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6" style:display-name="RTF_Num 76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Marcos Gregori</meta:initial-creator>
    <meta:creation-date>2007-10-22T11:33:29</meta:creation-date>
    <dc:creator>Marcos Gregori</dc:creator>
    <dc:date>2007-10-22T11:39:18</dc:date>
    <dc:language>es-ES</dc:language>
    <meta:editing-cycles>3</meta:editing-cycles>
    <meta:editing-duration>PT5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1" meta:paragraph-count="763" meta:word-count="5942" meta:character-count="42033"/>
  </office:meta>
</office:document-meta>
</file>